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769cm" fo:min-width="0.519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11cm" fo:min-width="0.8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7.478cm" fo:min-width="24.531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fill="none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heads_20_2" draw:marker-end-width="0.3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874cm" fo:min-width="0.6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fill="none" draw:textarea-horizontal-align="justify" draw:textarea-vertical-align="middle" draw:auto-grow-height="false" fo:min-height="0.227cm" fo:min-width="0.32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fill="none" draw:textarea-horizontal-align="justify" draw:textarea-vertical-align="middle" draw:auto-grow-height="false" fo:min-height="0.279cm" fo:min-width="0.046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8.431cm" fo:min-width="23.57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15cm"/>
      <style:paragraph-properties style:writing-mode="lr-tb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728cm" fo:min-width="0.504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fo:min-height="0.479cm" fo:min-width="0.229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723cm" fo:min-width="0.473cm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2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90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84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7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0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6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/>
    </style:style>
    <style:style style:name="P8" style:family="paragraph">
      <loext:graphic-properties draw:fill="none" draw:fill-color="#ffffff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/>
    </style:style>
    <style:style style:name="T4" style:family="text">
      <style:text-properties fo:font-size="16pt" fo:font-weight="bold" style:font-size-asian="16pt" style:font-size-complex="16pt"/>
    </style:style>
    <style:style style:name="T5" style:family="text">
      <style:text-properties fo:font-size="15pt" fo:font-weight="bold" style:font-size-asian="15pt" style:font-size-complex="15pt"/>
    </style:style>
    <style:style style:name="T6" style:family="text">
      <style:text-properties fo:font-size="16pt" fo:font-weight="bold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441cm" svg:height="1.441cm" svg:x="3.823cm" svg:y="12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922cm" svg:height="1.922cm" svg:x="3.582cm" svg:y="12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3" draw:text-style-name="P2" draw:layer="layout" svg:width="25.083cm" svg:height="17.78cm" svg:x="1.317cm" svg:y="1.317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1.317cm" svg:y1="4.052cm" svg:x2="11.768cm" svg:y2="4.052cm">
              <text:p/>
            </draw:line>
            <draw:line draw:style-name="gr4" draw:text-style-name="P2" draw:layer="layout" svg:x1="13.809cm" svg:y1="1.317cm" svg:x2="13.809cm" svg:y2="3.026cm">
              <text:p/>
            </draw:line>
            <draw:line draw:style-name="gr4" draw:text-style-name="P2" draw:layer="layout" svg:x1="13.809cm" svg:y1="3.026cm" svg:x2="11.719cm" svg:y2="4.052cm">
              <text:p/>
            </draw:line>
          </draw:g>
        </draw:g>
        <draw:g>
          <draw:custom-shape draw:style-name="gr5" draw:text-style-name="P2" draw:layer="layout" svg:width="2.54cm" svg:height="2.54cm" svg:x="15.305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20.385cm" svg:y1="6.08cm" svg:x2="17.845cm" svg:y2="6.08cm">
            <text:p/>
          </draw:line>
          <draw:line draw:style-name="gr6" draw:text-style-name="P2" draw:layer="layout" svg:x1="16.575cm" svg:y1="2.27cm" svg:x2="16.575cm" svg:y2="4.81cm">
            <text:p/>
          </draw:line>
          <draw:line draw:style-name="gr6" draw:text-style-name="P2" draw:layer="layout" svg:x1="20.386cm" svg:y1="6.081cm" svg:x2="17.846cm" svg:y2="6.081cm">
            <text:p/>
          </draw:line>
          <draw:line draw:style-name="gr6" draw:text-style-name="P2" draw:layer="layout" svg:x1="16.576cm" svg:y1="2.271cm" svg:x2="16.576cm" svg:y2="4.811cm">
            <text:p/>
          </draw:line>
          <draw:line draw:style-name="gr6" draw:text-style-name="P2" draw:layer="layout" svg:x1="15.287cm" svg:y1="6.072cm" svg:x2="12.747cm" svg:y2="6.072cm">
            <text:p/>
          </draw:line>
        </draw:g>
        <draw:custom-shape draw:style-name="gr5" draw:text-style-name="P2" draw:layer="layout" svg:width="2.54cm" svg:height="2.54cm" svg:x="20.05cm" svg:y="2.5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" draw:layer="layout" svg:x1="22.932cm" svg:y1="5.753cm" svg:x2="20.392cm" svg:y2="5.753cm">
          <text:p/>
        </draw:line>
        <draw:line draw:style-name="gr6" draw:text-style-name="P2" draw:layer="layout" svg:x1="24.177cm" svg:y1="7.032cm" svg:x2="24.177cm" svg:y2="9.572cm">
          <text:p/>
        </draw:line>
        <draw:line draw:style-name="gr6" draw:text-style-name="P2" draw:layer="layout" svg:x1="24.177cm" svg:y1="1.952cm" svg:x2="24.177cm" svg:y2="4.492cm">
          <text:p/>
        </draw:line>
        <draw:custom-shape draw:style-name="gr7" draw:text-style-name="P1" draw:layer="layout" svg:width="1.588cm" svg:height="1.588cm" svg:x="7.889cm" svg:y="5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7.937cm" svg:height="0.962cm" svg:x="3.223cm" svg:y="2.27cm">
          <draw:text-box>
            <text:p><text:span text:style-name="T1">Order Management System</text:span></text:p>
          </draw:text-box>
        </draw:frame>
        <draw:custom-shape draw:style-name="gr7" draw:text-style-name="P1" draw:layer="layout" svg:width="1.588cm" svg:height="1.588cm" svg:x="4.052cm" svg:y="7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.825cm" svg:y1="5.873cm" svg:x2="6.635cm" svg:y2="5.873cm">
          <text:p/>
        </draw:line>
        <draw:line draw:style-name="gr9" draw:text-style-name="P2" draw:layer="layout" svg:x1="5.614cm" svg:y1="8.677cm" svg:x2="7.862cm" svg:y2="8.715cm">
          <text:p/>
        </draw:line>
        <draw:g>
          <draw:line draw:style-name="gr10" draw:text-style-name="P2" draw:layer="layout" svg:x1="14.764cm" svg:y1="8.08cm" svg:x2="18.672cm" svg:y2="8.08cm">
            <text:p/>
          </draw:line>
          <draw:line draw:style-name="gr10" draw:text-style-name="P2" draw:layer="layout" svg:x1="14.764cm" svg:y1="9.35cm" svg:x2="18.672cm" svg:y2="9.35cm">
            <text:p/>
          </draw:line>
          <draw:path draw:style-name="gr10" draw:text-style-name="P2" draw:layer="layout" svg:width="0.844cm" svg:height="0.838cm" draw:transform="skewX (0.128281700021583) rotate (-2.29214090664415) translate (15.3222891989446cm 8.71511174660872cm)" svg:viewBox="0 0 845 839" svg:d="M0 839c846 0 845-839 845-839">
            <text:p/>
          </draw:path>
          <draw:path draw:style-name="gr10" draw:text-style-name="P2" draw:layer="layout" svg:width="0.846cm" svg:height="0.838cm" draw:transform="skewX (-0.126710903694788) rotate (2.29214090664415) translate (18.6720215639593cm 9.35cm)" svg:viewBox="0 0 847 839" svg:d="M847 839c-846 0-847-839-847-839">
            <text:p/>
          </draw:path>
        </draw:g>
        <draw:g>
          <draw:line draw:style-name="gr10" draw:text-style-name="P2" draw:layer="layout" svg:x1="8.151cm" svg:y1="8.08cm" svg:x2="12.059cm" svg:y2="8.08cm">
            <text:p/>
          </draw:line>
          <draw:line draw:style-name="gr10" draw:text-style-name="P2" draw:layer="layout" svg:x1="8.151cm" svg:y1="9.35cm" svg:x2="12.059cm" svg:y2="9.35cm">
            <text:p/>
          </draw:line>
          <draw:path draw:style-name="gr10" draw:text-style-name="P2" draw:layer="layout" svg:width="0.844cm" svg:height="0.838cm" draw:transform="skewX (0.128281700021583) rotate (-2.29214090664415) translate (8.70928919894464cm 8.71511174660872cm)" svg:viewBox="0 0 845 839" svg:d="M0 839c846 0 845-839 845-839">
            <text:p/>
          </draw:path>
          <draw:path draw:style-name="gr10" draw:text-style-name="P2" draw:layer="layout" svg:width="0.846cm" svg:height="0.838cm" draw:transform="skewX (-0.126710903694788) rotate (2.29214090664415) translate (12.0590215639593cm 9.35cm)" svg:viewBox="0 0 847 839" svg:d="M847 839c-846 0-847-839-847-839">
            <text:p/>
          </draw:path>
        </draw:g>
        <draw:line draw:style-name="gr9" draw:text-style-name="P2" draw:layer="layout" svg:x1="12.301cm" svg:y1="8.69cm" svg:x2="14.549cm" svg:y2="8.728cm">
          <text:p/>
        </draw:line>
        <draw:g>
          <draw:custom-shape draw:style-name="gr11" draw:text-style-name="P2" draw:layer="layout" svg:width="1.755cm" svg:height="1.057cm" svg:x="17.65cm" svg:y="10.4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7.667cm" svg:y1="10.934cm" svg:x2="15.912cm" svg:y2="10.934cm">
            <text:p/>
          </draw:line>
          <draw:line draw:style-name="gr6" draw:text-style-name="P2" draw:layer="layout" svg:x1="18.527cm" svg:y1="11.467cm" svg:x2="18.527cm" svg:y2="12.525cm">
            <text:p/>
          </draw:line>
          <draw:line draw:style-name="gr6" draw:text-style-name="P2" draw:layer="layout" svg:x1="18.527cm" svg:y1="9.35cm" svg:x2="18.527cm" svg:y2="10.408cm">
            <text:p/>
          </draw:line>
        </draw:g>
        <draw:line draw:style-name="gr9" draw:text-style-name="P2" draw:layer="layout" svg:x1="29.575cm" svg:y1="6.08cm" svg:x2="31.823cm" svg:y2="6.118cm">
          <text:p/>
        </draw:line>
        <draw:g>
          <draw:g>
            <draw:g>
              <draw:line draw:style-name="gr10" draw:text-style-name="P2" draw:layer="layout" svg:x1="9.514cm" svg:y1="10.202cm" svg:x2="15.531cm" svg:y2="10.202cm">
                <text:p/>
              </draw:line>
              <draw:line draw:style-name="gr10" draw:text-style-name="P2" draw:layer="layout" svg:x1="9.514cm" svg:y1="11.472cm" svg:x2="15.531cm" svg:y2="11.472cm">
                <text:p/>
              </draw:line>
              <draw:path draw:style-name="gr10" draw:text-style-name="P2" draw:layer="layout" svg:width="1.068cm" svg:height="1.02cm" draw:transform="skewX (-0.298102236240631) rotate (-2.50472200953706) translate (10.3731083611043cm 10.8363043483763cm)" svg:viewBox="0 0 1069 1021" svg:d="M0 1021c1068 1 1069-1021 1069-1021">
                <text:p/>
              </draw:path>
              <draw:path draw:style-name="gr10" draw:text-style-name="P2" draw:layer="layout" svg:width="1.07cm" svg:height="1.02cm" draw:transform="skewX (0.299498499642227) rotate (2.50472200953706) translate (15.5302348327983cm 11.472cm)" svg:viewBox="0 0 1071 1021" svg:d="M1071 1021c-1069 1-1071-1021-1071-1021">
                <text:p/>
              </draw:path>
            </draw:g>
          </draw:g>
        </draw:g>
        <draw:g>
          <draw:custom-shape draw:style-name="gr12" draw:text-style-name="P2" draw:layer="layout" svg:width="1.194cm" svg:height="1.161cm" svg:x="13.827cm" svg:y="12.6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6.216cm" svg:y1="13.214cm" svg:x2="15.022cm" svg:y2="13.214cm">
            <text:p/>
          </draw:line>
          <draw:line draw:style-name="gr6" draw:text-style-name="P2" draw:layer="layout" svg:x1="14.425cm" svg:y1="11.472cm" svg:x2="14.425cm" svg:y2="12.634cm">
            <text:p/>
          </draw:line>
          <draw:line draw:style-name="gr6" draw:text-style-name="P2" draw:layer="layout" svg:x1="16.217cm" svg:y1="13.215cm" svg:x2="15.023cm" svg:y2="13.215cm">
            <text:p/>
          </draw:line>
          <draw:line draw:style-name="gr6" draw:text-style-name="P2" draw:layer="layout" svg:x1="14.425cm" svg:y1="11.472cm" svg:x2="14.425cm" svg:y2="12.634cm">
            <text:p/>
          </draw:line>
          <draw:line draw:style-name="gr6" draw:text-style-name="P2" draw:layer="layout" svg:x1="13.819cm" svg:y1="13.211cm" svg:x2="12.625cm" svg:y2="13.211cm">
            <text:p/>
          </draw:line>
        </draw:g>
        <draw:g>
          <draw:line draw:style-name="gr10" draw:text-style-name="P2" draw:layer="layout" svg:x1="16.604cm" svg:y1="12.58cm" svg:x2="22.715cm" svg:y2="12.58cm">
            <text:p/>
          </draw:line>
          <draw:line draw:style-name="gr10" draw:text-style-name="P2" draw:layer="layout" svg:x1="16.604cm" svg:y1="13.85cm" svg:x2="22.715cm" svg:y2="13.85cm">
            <text:p/>
          </draw:line>
          <draw:path draw:style-name="gr10" draw:text-style-name="P2" draw:layer="layout" svg:width="1.079cm" svg:height="1.027cm" draw:transform="skewX (-0.313635666583381) rotate (-2.51344865579703) translate (17.4771902011232cm 13.2155825603156cm)" svg:viewBox="0 0 1080 1028" svg:d="M0 1028c1080-1 1080-1028 1080-1028">
            <text:p/>
          </draw:path>
          <draw:path draw:style-name="gr10" draw:text-style-name="P2" draw:layer="layout" svg:width="1.08cm" svg:height="1.027cm" draw:transform="skewX (0.315206462910176) rotate (2.51344865579703) translate (22.7142662328391cm 13.85cm)" svg:viewBox="0 0 1081 1028" svg:d="M1081 1028c-1079-1-1081-1028-1081-1028">
            <text:p/>
          </draw:path>
        </draw:g>
        <draw:g>
          <draw:line draw:style-name="gr10" draw:text-style-name="P2" draw:layer="layout" svg:x1="8.446cm" svg:y1="12.525cm" svg:x2="12.354cm" svg:y2="12.525cm">
            <text:p/>
          </draw:line>
          <draw:line draw:style-name="gr10" draw:text-style-name="P2" draw:layer="layout" svg:x1="8.446cm" svg:y1="13.795cm" svg:x2="12.354cm" svg:y2="13.795cm">
            <text:p/>
          </draw:line>
          <draw:path draw:style-name="gr10" draw:text-style-name="P2" draw:layer="layout" svg:width="0.844cm" svg:height="0.838cm" draw:transform="skewX (0.128281700021583) rotate (-2.29214090664415) translate (9.00428919894464cm 13.1601117466087cm)" svg:viewBox="0 0 845 839" svg:d="M0 839c846 0 845-839 845-839">
            <text:p/>
          </draw:path>
          <draw:path draw:style-name="gr10" draw:text-style-name="P2" draw:layer="layout" svg:width="0.846cm" svg:height="0.838cm" draw:transform="skewX (-0.126710903694788) rotate (2.29214090664415) translate (12.3540215639593cm 13.795cm)" svg:viewBox="0 0 847 839" svg:d="M847 839c-846 0-847-839-847-839">
            <text:p/>
          </draw:path>
        </draw:g>
        <draw:frame draw:style-name="gr8" draw:text-style-name="P4" draw:layer="layout" svg:width="4.568cm" svg:height="0.962cm" svg:x="8.057cm" svg:y="12.733cm">
          <draw:text-box>
            <text:p><text:span text:style-name="T2">Dispatch</text:span> Order</text:p>
          </draw:text-box>
        </draw:frame>
        <draw:line draw:style-name="gr9" draw:text-style-name="P2" draw:layer="layout" svg:x1="8.162cm" svg:y1="13.16cm" svg:x2="5.909cm" svg:y2="13.098cm">
          <text:p/>
        </draw:line>
        <draw:frame draw:style-name="gr13" draw:text-style-name="P3" draw:layer="layout" svg:width="4.193cm" svg:height="0.878cm" svg:x="7.962cm" svg:y="8.28cm">
          <draw:text-box>
            <text:p><text:span text:style-name="T1">Order Request</text:span></text:p>
          </draw:text-box>
        </draw:frame>
        <draw:frame draw:style-name="gr14" draw:text-style-name="P3" draw:layer="layout" svg:width="4.066cm" svg:height="0.878cm" svg:x="14.663cm" svg:y="8.28cm">
          <draw:text-box>
            <text:p><text:span text:style-name="T1">Confirm Order</text:span></text:p>
          </draw:text-box>
        </draw:frame>
        <draw:frame draw:style-name="gr15" draw:text-style-name="P4" draw:layer="layout" svg:width="6.738cm" svg:height="0.962cm" svg:x="16.37cm" svg:y="12.76cm">
          <draw:text-box>
            <text:p>Confirm Normal Order</text:p>
          </draw:text-box>
        </draw:frame>
        <draw:frame draw:style-name="gr16" draw:text-style-name="P4" draw:layer="layout" svg:width="6.844cm" svg:height="0.962cm" svg:x="9.19cm" svg:y="10.437cm">
          <draw:text-box>
            <text:p>Process Special Order</text:p>
          </draw:text-box>
        </draw:frame>
        <draw:custom-shape draw:style-name="gr5" draw:text-style-name="P2" draw:layer="layout" svg:width="2.54cm" svg:height="2.54cm" svg:x="20.051cm" svg:y="2.5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Default">
        <draw:g>
          <draw:custom-shape draw:style-name="gr17" draw:text-style-name="P2" draw:layer="layout" svg:width="24.13cm" svg:height="18.733cm" svg:x="2.27cm" svg:y="1.31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2.317cm" svg:y1="4.81cm" svg:x2="11.16cm" svg:y2="4.81cm">
            <text:p/>
          </draw:line>
          <draw:line draw:style-name="gr4" draw:text-style-name="P2" draw:layer="layout" svg:x1="12.43cm" svg:y1="1.317cm" svg:x2="12.43cm" svg:y2="3.54cm">
            <text:p/>
          </draw:line>
          <draw:line draw:style-name="gr4" draw:text-style-name="P2" draw:layer="layout" svg:x1="12.435cm" svg:y1="3.54cm" svg:x2="11.165cm" svg:y2="4.81cm">
            <text:p/>
          </draw:line>
        </draw:g>
        <draw:frame draw:style-name="gr18" draw:text-style-name="P5" draw:layer="layout" svg:width="8.715cm" svg:height="0.962cm" svg:x="2.762cm" svg:y="2.787cm">
          <draw:text-box>
            <text:p><text:span text:style-name="T3">Order Management System</text:span></text:p>
          </draw:text-box>
        </draw:frame>
        <draw:custom-shape draw:style-name="gr19" draw:text-style-name="P1" draw:layer="layout" svg:width="1.42cm" svg:height="1.382cm" svg:x="3.49cm" svg:y="7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0" draw:text-style-name="P2" draw:layer="layout" svg:x1="8.521cm" svg:y1="7.35cm" svg:x2="12.429cm" svg:y2="7.35cm">
            <text:p/>
          </draw:line>
          <draw:line draw:style-name="gr10" draw:text-style-name="P2" draw:layer="layout" svg:x1="8.521cm" svg:y1="8.62cm" svg:x2="12.429cm" svg:y2="8.62cm">
            <text:p/>
          </draw:line>
          <draw:path draw:style-name="gr10" draw:text-style-name="P2" draw:layer="layout" svg:width="0.844cm" svg:height="0.838cm" draw:transform="skewX (0.128281700021583) rotate (-2.29214090664415) translate (9.07928919894464cm 7.98511174660872cm)" svg:viewBox="0 0 845 839" svg:d="M0 839c846 0 845-839 845-839">
            <text:p/>
          </draw:path>
          <draw:path draw:style-name="gr10" draw:text-style-name="P2" draw:layer="layout" svg:width="0.846cm" svg:height="0.838cm" draw:transform="skewX (-0.126710903694788) rotate (2.29214090664415) translate (12.4290215639593cm 8.62cm)" svg:viewBox="0 0 847 839" svg:d="M847 839c-846 0-847-839-847-839">
            <text:p/>
          </draw:path>
        </draw:g>
        <draw:g>
          <draw:custom-shape draw:style-name="gr20" draw:text-style-name="P1" draw:layer="layout" svg:width="1.031cm" svg:height="1.031cm" svg:x="3.707cm" svg:y="16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" draw:layer="layout" svg:width="1.375cm" svg:height="1.375cm" svg:x="3.535cm" svg:y="16.2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2" draw:layer="layout" svg:x1="4.81cm" svg:y1="7.947cm" svg:x2="8.302cm" svg:y2="8.005cm">
          <text:p/>
        </draw:line>
        <draw:line draw:style-name="gr9" draw:text-style-name="P2" draw:layer="layout" svg:x1="12.697cm" svg:y1="7.97cm" svg:x2="15.922cm" svg:y2="7.985cm">
          <text:p/>
        </draw:line>
        <draw:line draw:style-name="gr9" draw:text-style-name="P2" draw:layer="layout" svg:x1="20.05cm" svg:y1="8.62cm" svg:x2="20.068cm" svg:y2="11.155cm">
          <text:p/>
        </draw:line>
        <draw:g>
          <draw:line draw:style-name="gr10" draw:text-style-name="P2" draw:layer="layout" svg:x1="16.292cm" svg:y1="7.35cm" svg:x2="21.318cm" svg:y2="7.35cm">
            <text:p/>
          </draw:line>
          <draw:line draw:style-name="gr10" draw:text-style-name="P2" draw:layer="layout" svg:x1="16.292cm" svg:y1="8.62cm" svg:x2="21.318cm" svg:y2="8.62cm">
            <text:p/>
          </draw:line>
          <draw:path draw:style-name="gr10" draw:text-style-name="P2" draw:layer="layout" svg:width="0.957cm" svg:height="0.952cm" draw:transform="skewX (-0.123743843966398) rotate (-2.41902634326414) translate (17.0107446048032cm 7.98622806808729cm)" svg:viewBox="0 0 958 953" svg:d="M0 953c959-1 958-953 958-953">
            <text:p/>
          </draw:path>
          <draw:path draw:style-name="gr10" draw:text-style-name="P2" draw:layer="layout" svg:width="0.959cm" svg:height="0.952cm" draw:transform="skewX (0.125663706143592) rotate (2.41902634326414) translate (21.3180740550103cm 8.62cm)" svg:viewBox="0 0 960 953" svg:d="M960 953c-959-1-960-953-960-953">
            <text:p/>
          </draw:path>
        </draw:g>
        <draw:custom-shape draw:style-name="gr5" draw:text-style-name="P2" draw:layer="layout" svg:width="2.54cm" svg:height="2.54cm" svg:x="18.78cm" svg:y="11.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2" draw:layer="layout" svg:x1="18.779cm" svg:y1="12.415cm" svg:x2="15.554cm" svg:y2="12.43cm">
          <text:p/>
        </draw:line>
        <draw:line draw:style-name="gr9" draw:text-style-name="P2" draw:layer="layout" svg:x1="20.038cm" svg:y1="13.712cm" svg:x2="20.056cm" svg:y2="16.247cm">
          <text:p/>
        </draw:line>
        <draw:g>
          <draw:line draw:style-name="gr10" draw:text-style-name="P2" draw:layer="layout" svg:x1="17.233cm" svg:y1="16.24cm" svg:x2="23.386cm" svg:y2="16.24cm">
            <text:p/>
          </draw:line>
          <draw:line draw:style-name="gr10" draw:text-style-name="P2" draw:layer="layout" svg:x1="17.233cm" svg:y1="17.51cm" svg:x2="23.386cm" svg:y2="17.51cm">
            <text:p/>
          </draw:line>
          <draw:path draw:style-name="gr10" draw:text-style-name="P2" draw:layer="layout" svg:width="1.082cm" svg:height="1.03cm" draw:transform="skewX (-0.319744318965361) rotate (-2.51693931430102) translate (18.1117233426988cm 16.876167308203cm)" svg:viewBox="0 0 1083 1031" svg:d="M0 1031c1085-1 1083-1031 1083-1031">
            <text:p/>
          </draw:path>
          <draw:path draw:style-name="gr10" draw:text-style-name="P2" draw:layer="layout" svg:width="1.086cm" svg:height="1.03cm" draw:transform="skewX (0.322187779918153) rotate (2.51693931430102) translate (23.385364568576cm 17.51cm)" svg:viewBox="0 0 1087 1031" svg:d="M1087 1031c-1085-1-1087-1031-1087-1031">
            <text:p/>
          </draw:path>
        </draw:g>
        <draw:custom-shape draw:style-name="gr5" draw:text-style-name="P2" draw:layer="layout" svg:width="2.54cm" svg:height="2.54cm" svg:x="12.36cm" svg:y="15.6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10" draw:text-style-name="P2" draw:layer="layout" svg:x1="8.712cm" svg:y1="11.795cm" svg:x2="15.147cm" svg:y2="11.795cm">
            <text:p/>
          </draw:line>
          <draw:line draw:style-name="gr10" draw:text-style-name="P2" draw:layer="layout" svg:x1="8.712cm" svg:y1="13.065cm" svg:x2="15.147cm" svg:y2="13.065cm">
            <text:p/>
          </draw:line>
          <draw:path draw:style-name="gr10" draw:text-style-name="P2" draw:layer="layout" svg:width="1.116cm" svg:height="1.045cm" draw:transform="skewX (-0.362679418564422) rotate (-2.53840686410055) translate (9.63166220704991cm 12.4311850280847cm)" svg:viewBox="0 0 1117 1046" svg:d="M0 1046c1118-1 1117-1046 1117-1046">
            <text:p/>
          </draw:path>
          <draw:path draw:style-name="gr10" draw:text-style-name="P2" draw:layer="layout" svg:width="1.119cm" svg:height="1.045cm" draw:transform="skewX (0.364773813666815) rotate (2.53840686410055) translate (15.1464089648862cm 13.065cm)" svg:viewBox="0 0 1120 1046" svg:d="M1120 1046c-1118-1-1120-1046-1120-1046">
            <text:p/>
          </draw:path>
        </draw:g>
        <draw:line draw:style-name="gr9" draw:text-style-name="P2" draw:layer="layout" svg:x1="13.63cm" svg:y1="13.065cm" svg:x2="13.63cm" svg:y2="15.605cm">
          <text:p/>
        </draw:line>
        <draw:line draw:style-name="gr9" draw:text-style-name="P2" draw:layer="layout" svg:x1="16.875cm" svg:y1="16.875cm" svg:x2="14.87cm" svg:y2="16.875cm">
          <text:p/>
        </draw:line>
        <draw:line draw:style-name="gr9" draw:text-style-name="P2" draw:layer="layout" svg:x1="12.412cm" svg:y1="16.875cm" svg:x2="10.942cm" svg:y2="16.875cm">
          <text:p/>
        </draw:line>
        <draw:g>
          <draw:line draw:style-name="gr10" draw:text-style-name="P2" draw:layer="layout" svg:x1="7.048cm" svg:y1="16.24cm" svg:x2="10.709cm" svg:y2="16.24cm">
            <text:p/>
          </draw:line>
          <draw:line draw:style-name="gr10" draw:text-style-name="P2" draw:layer="layout" svg:x1="7.048cm" svg:y1="17.51cm" svg:x2="10.709cm" svg:y2="17.51cm">
            <text:p/>
          </draw:line>
          <draw:path draw:style-name="gr10" draw:text-style-name="P2" draw:layer="layout" svg:width="0.821cm" svg:height="0.806cm" draw:transform="skewX (0.19390607989657) rotate (-2.25915418378146) translate (7.57041954732845cm 16.874887426875cm)" svg:viewBox="0 0 822 807" svg:d="M0 807c823 1 822-807 822-807">
            <text:p/>
          </draw:path>
          <draw:path draw:style-name="gr10" draw:text-style-name="P2" draw:layer="layout" svg:width="0.823cm" svg:height="0.809cm" draw:transform="skewX (-0.189019157990986) rotate (2.26229577643505) translate (10.7089724011697cm 17.51cm)" svg:viewBox="0 0 824 810" svg:d="M824 810c-823-2-824-810-824-810">
            <text:p/>
          </draw:path>
        </draw:g>
        <draw:line draw:style-name="gr9" draw:text-style-name="P2" draw:layer="layout" svg:x1="6.832cm" svg:y1="16.875cm" svg:x2="4.927cm" svg:y2="16.875cm">
          <text:p/>
        </draw:line>
        <draw:frame draw:style-name="gr22" draw:text-style-name="P7" draw:layer="layout" svg:width="4.48cm" svg:height="1.17cm" svg:x="6.68cm" svg:y="16.34cm">
          <draw:text-box>
            <text:p text:style-name="P6"><text:span text:style-name="T4">Dispatch</text:span><text:span text:style-name="T5"> Order</text:span></text:p>
          </draw:text-box>
        </draw:frame>
        <draw:frame draw:style-name="gr23" draw:text-style-name="P5" draw:layer="layout" svg:width="4.409cm" svg:height="0.878cm" svg:x="8.237cm" svg:y="7.585cm">
          <draw:text-box>
            <text:p text:style-name="P6"><text:span text:style-name="T6">Order Request</text:span></text:p>
          </draw:text-box>
        </draw:frame>
        <draw:frame draw:style-name="gr24" draw:text-style-name="P5" draw:layer="layout" svg:width="4.346cm" svg:height="0.878cm" svg:x="16.64cm" svg:y="7.585cm">
          <draw:text-box>
            <text:p text:style-name="P6"><text:span text:style-name="T6">Confirm Order</text:span></text:p>
          </draw:text-box>
        </draw:frame>
        <draw:frame draw:style-name="gr25" draw:text-style-name="P5" draw:layer="layout" svg:width="7.271cm" svg:height="0.962cm" svg:x="8.404cm" svg:y="11.912cm">
          <draw:text-box>
            <text:p text:style-name="P6"><text:span text:style-name="T3">Process Special Order</text:span></text:p>
          </draw:text-box>
        </draw:frame>
        <draw:frame draw:style-name="gr26" draw:text-style-name="P5" draw:layer="layout" svg:width="7.203cm" svg:height="0.962cm" svg:x="16.71cm" svg:y="16.375cm">
          <draw:text-box>
            <text:p text:style-name="P6"><text:span text:style-name="T3">Confirm Normal Order</text:span></text:p>
          </draw:text-box>
        </draw:frame>
        <draw:frame draw:style-name="gr8" draw:text-style-name="P8" draw:layer="layout" svg:width="4.445cm" svg:height="0.962cm" svg:x="15.322cm" svg:y="11.16cm">
          <draw:text-box>
            <text:p><text:span text:style-name="T7">Special</text:span> Order</text:p>
          </draw:text-box>
        </draw:frame>
        <draw:frame draw:style-name="gr27" draw:text-style-name="P8" draw:layer="layout" svg:width="5.794cm" svg:height="0.962cm" svg:x="20.42cm" svg:y="9.89cm">
          <draw:text-box>
            <text:p>[<text:span text:style-name="T2">Check</text:span> Order Type]</text:p>
          </draw:text-box>
        </draw:frame>
        <draw:frame draw:style-name="gr8" draw:text-style-name="P8" draw:layer="layout" svg:width="4.445cm" svg:height="0.962cm" svg:x="20.423cm" svg:y="14.26cm">
          <draw:text-box>
            <text:p>Normal Ord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2T09:20:20.280752448</meta:creation-date>
    <dc:date>2022-07-03T22:16:03.120291013</dc:date>
    <meta:editing-duration>PT28M45S</meta:editing-duration>
    <meta:editing-cycles>3</meta:editing-cycles>
    <meta:generator>LibreOffice/7.3.4.1$Linux_X86_64 LibreOffice_project/30$Build-1</meta:generator>
    <meta:document-statistic meta:object-count="127"/>
  </office:meta>
</office:document-meta>
</file>